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165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mark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Workers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urrency Level [#]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ime taken for tests [sec]</text:p>
          </table:table-cell>
          <table:table-cell office:value-type="float" office:value="0.345" calcext:value-type="float">
            <text:p>0.345</text:p>
          </table:table-cell>
          <table:table-cell office:value-type="float" office:value="2.854" calcext:value-type="float">
            <text:p>2.854</text:p>
          </table:table-cell>
          <table:table-cell office:value-type="float" office:value="29.637" calcext:value-type="float">
            <text:p>29.637</text:p>
          </table:table-cell>
          <table:table-cell office:value-type="float" office:value="0.281" calcext:value-type="float">
            <text:p>0.281</text:p>
          </table:table-cell>
          <table:table-cell office:value-type="float" office:value="2.839" calcext:value-type="float">
            <text:p>2.839</text:p>
          </table:table-cell>
          <table:table-cell office:value-type="float" office:value="28.681" calcext:value-type="float">
            <text:p>28.681</text:p>
          </table:table-cell>
          <table:table-cell office:value-type="float" office:value="0.291" calcext:value-type="float">
            <text:p>0.291</text:p>
          </table:table-cell>
          <table:table-cell office:value-type="float" office:value="2.905" calcext:value-type="float">
            <text:p>2.905</text:p>
          </table:table-cell>
          <table:table-cell office:value-type="float" office:value="28.524" calcext:value-type="float">
            <text:p>28.524</text:p>
          </table:table-cell>
          <table:table-cell office:value-type="float" office:value="2.874" calcext:value-type="float">
            <text:p>2.874</text:p>
          </table:table-cell>
          <table:table-cell office:value-type="float" office:value="29.176" calcext:value-type="float">
            <text:p>29.176</text:p>
          </table:table-cell>
        </table:table-row>
        <table:table-row table:style-name="ro1">
          <table:table-cell office:value-type="string" calcext:value-type="string">
            <text:p>Complete requests [#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ailed requests [#]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transferred [bytes]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</table:table-row>
        <table:table-row table:style-name="ro1">
          <table:table-cell office:value-type="string" calcext:value-type="string">
            <text:p>HTML transferred [bytes]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</table:table-row>
        <table:table-row table:style-name="ro1">
          <table:table-cell office:value-type="string" calcext:value-type="string">
            <text:p>Requests per second <text:s/>[#/sec] (mean)</text:p>
          </table:table-cell>
          <table:table-cell office:value-type="float" office:value="290.09" calcext:value-type="float">
            <text:p>290.09</text:p>
          </table:table-cell>
          <table:table-cell office:value-type="float" office:value="350.35" calcext:value-type="float">
            <text:p>350.35</text:p>
          </table:table-cell>
          <table:table-cell office:value-type="float" office:value="337.42" calcext:value-type="float">
            <text:p>337.42</text:p>
          </table:table-cell>
          <table:table-cell office:value-type="float" office:value="355.74" calcext:value-type="float">
            <text:p>355.74</text:p>
          </table:table-cell>
          <table:table-cell office:value-type="float" office:value="352.29" calcext:value-type="float">
            <text:p>352.29</text:p>
          </table:table-cell>
          <table:table-cell office:value-type="float" office:value="348.67" calcext:value-type="float">
            <text:p>348.67</text:p>
          </table:table-cell>
          <table:table-cell office:value-type="float" office:value="343.57" calcext:value-type="float">
            <text:p>343.57</text:p>
          </table:table-cell>
          <table:table-cell office:value-type="float" office:value="344.26" calcext:value-type="float">
            <text:p>344.26</text:p>
          </table:table-cell>
          <table:table-cell office:value-type="float" office:value="350.58" calcext:value-type="float">
            <text:p>350.58</text:p>
          </table:table-cell>
          <table:table-cell office:value-type="float" office:value="347.92" calcext:value-type="float">
            <text:p>347.92</text:p>
          </table:table-cell>
          <table:table-cell office:value-type="float" office:value="342.74" calcext:value-type="float">
            <text:p>342.74</text:p>
          </table:table-cell>
        </table:table-row>
        <table:table-row table:style-name="ro1">
          <table:table-cell office:value-type="string" calcext:value-type="string">
            <text:p>Time per request [ms] (mean)</text:p>
          </table:table-cell>
          <table:table-cell office:value-type="float" office:value="3.447" calcext:value-type="float">
            <text:p>3.447</text:p>
          </table:table-cell>
          <table:table-cell office:value-type="float" office:value="2.854" calcext:value-type="float">
            <text:p>2.854</text:p>
          </table:table-cell>
          <table:table-cell office:value-type="float" office:value="2.964" calcext:value-type="float">
            <text:p>2.964</text:p>
          </table:table-cell>
          <table:table-cell office:value-type="float" office:value="28.11" calcext:value-type="float">
            <text:p>28.11</text:p>
          </table:table-cell>
          <table:table-cell office:value-type="float" office:value="28.386" calcext:value-type="float">
            <text:p>28.386</text:p>
          </table:table-cell>
          <table:table-cell office:value-type="float" office:value="28.681" calcext:value-type="float">
            <text:p>28.681</text:p>
          </table:table-cell>
          <table:table-cell office:value-type="float" office:value="291.06" calcext:value-type="float">
            <text:p>291.06</text:p>
          </table:table-cell>
          <table:table-cell office:value-type="float" office:value="290.477" calcext:value-type="float">
            <text:p>290.477</text:p>
          </table:table-cell>
          <table:table-cell office:value-type="float" office:value="285.238" calcext:value-type="float">
            <text:p>285.238</text:p>
          </table:table-cell>
          <table:table-cell office:value-type="float" office:value="2874.188" calcext:value-type="float">
            <text:p>2874.188</text:p>
          </table:table-cell>
          <table:table-cell office:value-type="float" office:value="2917.637" calcext:value-type="float">
            <text:p>2917.637</text:p>
          </table:table-cell>
        </table:table-row>
        <table:table-row table:style-name="ro1">
          <table:table-cell office:value-type="string" calcext:value-type="string">
            <text:p>Time per request [ms] (mean, across all concurrent requests)</text:p>
          </table:table-cell>
          <table:table-cell office:value-type="float" office:value="3.447" calcext:value-type="float">
            <text:p>3.447</text:p>
          </table:table-cell>
          <table:table-cell office:value-type="float" office:value="2.854" calcext:value-type="float">
            <text:p>2.854</text:p>
          </table:table-cell>
          <table:table-cell office:value-type="float" office:value="2.964" calcext:value-type="float">
            <text:p>2.964</text:p>
          </table:table-cell>
          <table:table-cell office:value-type="float" office:value="2.811" calcext:value-type="float">
            <text:p>2.811</text:p>
          </table:table-cell>
          <table:table-cell office:value-type="float" office:value="2.839" calcext:value-type="float">
            <text:p>2.839</text:p>
          </table:table-cell>
          <table:table-cell office:value-type="float" office:value="2.868" calcext:value-type="float">
            <text:p>2.868</text:p>
          </table:table-cell>
          <table:table-cell office:value-type="float" office:value="2.911" calcext:value-type="float">
            <text:p>2.911</text:p>
          </table:table-cell>
          <table:table-cell office:value-type="float" office:value="2.905" calcext:value-type="float">
            <text:p>2.905</text:p>
          </table:table-cell>
          <table:table-cell office:value-type="float" office:value="2.852" calcext:value-type="float">
            <text:p>2.852</text:p>
          </table:table-cell>
          <table:table-cell office:value-type="float" office:value="2.874" calcext:value-type="float">
            <text:p>2.874</text:p>
          </table:table-cell>
          <table:table-cell office:value-type="float" office:value="2.918" calcext:value-type="float">
            <text:p>2.918</text:p>
          </table:table-cell>
        </table:table-row>
        <table:table-row table:style-name="ro1">
          <table:table-cell office:value-type="string" calcext:value-type="string">
            <text:p>Transfer rate [Kbytes/sec] received</text:p>
          </table:table-cell>
          <table:table-cell office:value-type="float" office:value="567.15" calcext:value-type="float">
            <text:p>567.15</text:p>
          </table:table-cell>
          <table:table-cell office:value-type="float" office:value="684.97" calcext:value-type="float">
            <text:p>684.97</text:p>
          </table:table-cell>
          <table:table-cell office:value-type="float" office:value="659.67" calcext:value-type="float">
            <text:p>659.67</text:p>
          </table:table-cell>
          <table:table-cell office:value-type="float" office:value="695.5" calcext:value-type="float">
            <text:p>695.5</text:p>
          </table:table-cell>
          <table:table-cell office:value-type="float" office:value="688.75" calcext:value-type="float">
            <text:p>688.75</text:p>
          </table:table-cell>
          <table:table-cell office:value-type="float" office:value="681.67" calcext:value-type="float">
            <text:p>681.67</text:p>
          </table:table-cell>
          <table:table-cell office:value-type="float" office:value="671.71" calcext:value-type="float">
            <text:p>671.71</text:p>
          </table:table-cell>
          <table:table-cell office:value-type="float" office:value="673.06" calcext:value-type="float">
            <text:p>673.06</text:p>
          </table:table-cell>
          <table:table-cell office:value-type="float" office:value="685.42" calcext:value-type="float">
            <text:p>685.42</text:p>
          </table:table-cell>
          <table:table-cell office:value-type="float" office:value="680.22" calcext:value-type="float">
            <text:p>680.22</text:p>
          </table:table-cell>
          <table:table-cell office:value-type="float" office:value="670.09" calcext:value-type="float">
            <text:p>670.0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orkers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currency Level [#]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ime taken for tests [sec]</text:p>
          </table:table-cell>
          <table:table-cell office:value-type="float" office:value="0.461" calcext:value-type="float">
            <text:p>0.461</text:p>
          </table:table-cell>
          <table:table-cell office:value-type="float" office:value="3.266" calcext:value-type="float">
            <text:p>3.266</text:p>
          </table:table-cell>
          <table:table-cell office:value-type="float" office:value="30.732" calcext:value-type="float">
            <text:p>30.732</text:p>
          </table:table-cell>
          <table:table-cell office:value-type="float" office:value="0.113" calcext:value-type="float">
            <text:p>0.113</text:p>
          </table:table-cell>
          <table:table-cell office:value-type="float" office:value="1.154" calcext:value-type="float">
            <text:p>1.154</text:p>
          </table:table-cell>
          <table:table-cell office:value-type="float" office:value="13.68" calcext:value-type="float">
            <text:p>13.68</text:p>
          </table:table-cell>
          <table:table-cell office:value-type="float" office:value="0.129" calcext:value-type="float">
            <text:p>0.129</text:p>
          </table:table-cell>
          <table:table-cell office:value-type="float" office:value="1.346" calcext:value-type="float">
            <text:p>1.346</text:p>
          </table:table-cell>
          <table:table-cell office:value-type="float" office:value="11.289" calcext:value-type="float">
            <text:p>11.289</text:p>
          </table:table-cell>
          <table:table-cell office:value-type="float" office:value="1.172" calcext:value-type="float">
            <text:p>1.172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string" calcext:value-type="string">
            <text:p>Complete requests [#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ailed requests [#]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transferred [bytes]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</table:table-row>
        <table:table-row table:style-name="ro1">
          <table:table-cell office:value-type="string" calcext:value-type="string">
            <text:p>HTML transferred [bytes]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</table:table-row>
        <table:table-row table:style-name="ro1">
          <table:table-cell office:value-type="string" calcext:value-type="string">
            <text:p>Requests per second <text:s/>[#/sec] (mean)</text:p>
          </table:table-cell>
          <table:table-cell office:value-type="float" office:value="217.1" calcext:value-type="float">
            <text:p>217.1</text:p>
          </table:table-cell>
          <table:table-cell office:value-type="float" office:value="306.21" calcext:value-type="float">
            <text:p>306.21</text:p>
          </table:table-cell>
          <table:table-cell office:value-type="float" office:value="325.4" calcext:value-type="float">
            <text:p>325.4</text:p>
          </table:table-cell>
          <table:table-cell office:value-type="float" office:value="883.2" calcext:value-type="float">
            <text:p>883.2</text:p>
          </table:table-cell>
          <table:table-cell office:value-type="float" office:value="866.43" calcext:value-type="float">
            <text:p>866.43</text:p>
          </table:table-cell>
          <table:table-cell office:value-type="float" office:value="730.98" calcext:value-type="float">
            <text:p>730.98</text:p>
          </table:table-cell>
          <table:table-cell office:value-type="float" office:value="776.1" calcext:value-type="float">
            <text:p>776.1</text:p>
          </table:table-cell>
          <table:table-cell office:value-type="float" office:value="742.76" calcext:value-type="float">
            <text:p>742.76</text:p>
          </table:table-cell>
          <table:table-cell office:value-type="float" office:value="885.82" calcext:value-type="float">
            <text:p>885.82</text:p>
          </table:table-cell>
          <table:table-cell office:value-type="float" office:value="853.38" calcext:value-type="float">
            <text:p>853.38</text:p>
          </table:table-cell>
          <table:table-cell office:value-type="float" office:value="759.91" calcext:value-type="float">
            <text:p>759.91</text:p>
          </table:table-cell>
        </table:table-row>
        <table:table-row table:style-name="ro1">
          <table:table-cell office:value-type="string" calcext:value-type="string">
            <text:p>Time per request [ms] (mean)</text:p>
          </table:table-cell>
          <table:table-cell office:value-type="float" office:value="4.606" calcext:value-type="float">
            <text:p>4.606</text:p>
          </table:table-cell>
          <table:table-cell office:value-type="float" office:value="3.266" calcext:value-type="float">
            <text:p>3.266</text:p>
          </table:table-cell>
          <table:table-cell office:value-type="float" office:value="3.073" calcext:value-type="float">
            <text:p>3.073</text:p>
          </table:table-cell>
          <table:table-cell office:value-type="float" office:value="11.322" calcext:value-type="float">
            <text:p>11.322</text:p>
          </table:table-cell>
          <table:table-cell office:value-type="float" office:value="11.542" calcext:value-type="float">
            <text:p>11.542</text:p>
          </table:table-cell>
          <table:table-cell office:value-type="float" office:value="13.68" calcext:value-type="float">
            <text:p>13.68</text:p>
          </table:table-cell>
          <table:table-cell office:value-type="float" office:value="128.849" calcext:value-type="float">
            <text:p>128.849</text:p>
          </table:table-cell>
          <table:table-cell office:value-type="float" office:value="134.632" calcext:value-type="float">
            <text:p>134.632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71.817" calcext:value-type="float">
            <text:p>1171.817</text:p>
          </table:table-cell>
          <table:table-cell office:value-type="float" office:value="1315.95" calcext:value-type="float">
            <text:p>1315.95</text:p>
          </table:table-cell>
        </table:table-row>
        <table:table-row table:style-name="ro1">
          <table:table-cell office:value-type="string" calcext:value-type="string">
            <text:p>Time per request [ms] (mean, across all concurrent requests)</text:p>
          </table:table-cell>
          <table:table-cell office:value-type="float" office:value="4.606" calcext:value-type="float">
            <text:p>4.606</text:p>
          </table:table-cell>
          <table:table-cell office:value-type="float" office:value="3.266" calcext:value-type="float">
            <text:p>3.266</text:p>
          </table:table-cell>
          <table:table-cell office:value-type="float" office:value="3.073" calcext:value-type="float">
            <text:p>3.07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54" calcext:value-type="float">
            <text:p>1.154</text:p>
          </table:table-cell>
          <table:table-cell office:value-type="float" office:value="1.368" calcext:value-type="float">
            <text:p>1.368</text:p>
          </table:table-cell>
          <table:table-cell office:value-type="float" office:value="1.288" calcext:value-type="float">
            <text:p>1.288</text:p>
          </table:table-cell>
          <table:table-cell office:value-type="float" office:value="1.346" calcext:value-type="float">
            <text:p>1.346</text:p>
          </table:table-cell>
          <table:table-cell office:value-type="float" office:value="1.129" calcext:value-type="float">
            <text:p>1.129</text:p>
          </table:table-cell>
          <table:table-cell office:value-type="float" office:value="1.172" calcext:value-type="float">
            <text:p>1.172</text:p>
          </table:table-cell>
          <table:table-cell office:value-type="float" office:value="1.316" calcext:value-type="float">
            <text:p>1.316</text:p>
          </table:table-cell>
        </table:table-row>
        <table:table-row table:style-name="ro1">
          <table:table-cell office:value-type="string" calcext:value-type="string">
            <text:p>Transfer rate [Kbytes/sec] received</text:p>
          </table:table-cell>
          <table:table-cell office:value-type="float" office:value="424.45" calcext:value-type="float">
            <text:p>424.45</text:p>
          </table:table-cell>
          <table:table-cell office:value-type="float" office:value="598.66" calcext:value-type="float">
            <text:p>598.66</text:p>
          </table:table-cell>
          <table:table-cell office:value-type="float" office:value="636.18" calcext:value-type="float">
            <text:p>636.18</text:p>
          </table:table-cell>
          <table:table-cell office:value-type="float" office:value="1726.73" calcext:value-type="float">
            <text:p>1726.73</text:p>
          </table:table-cell>
          <table:table-cell office:value-type="float" office:value="1693.94" calcext:value-type="float">
            <text:p>1693.94</text:p>
          </table:table-cell>
          <table:table-cell office:value-type="float" office:value="1429.13" calcext:value-type="float">
            <text:p>1429.13</text:p>
          </table:table-cell>
          <table:table-cell office:value-type="float" office:value="1517.34" calcext:value-type="float">
            <text:p>1517.34</text:p>
          </table:table-cell>
          <table:table-cell office:value-type="float" office:value="1452.16" calcext:value-type="float">
            <text:p>1452.16</text:p>
          </table:table-cell>
          <table:table-cell office:value-type="float" office:value="1731.84" calcext:value-type="float">
            <text:p>1731.84</text:p>
          </table:table-cell>
          <table:table-cell office:value-type="float" office:value="1668.42" calcext:value-type="float">
            <text:p>1668.42</text:p>
          </table:table-cell>
          <table:table-cell office:value-type="float" office:value="1485.68" calcext:value-type="float">
            <text:p>1485.6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orkers</text:p>
          </table:table-cell>
          <table:table-cell table:number-columns-repeated="1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currency Level [#]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ime taken for tests [sec]</text:p>
          </table:table-cell>
          <table:table-cell office:value-type="float" office:value="0.42" calcext:value-type="float">
            <text:p>0.42</text:p>
          </table:table-cell>
          <table:table-cell office:value-type="float" office:value="3.426" calcext:value-type="float">
            <text:p>3.426</text:p>
          </table:table-cell>
          <table:table-cell office:value-type="float" office:value="31.398" calcext:value-type="float">
            <text:p>31.398</text:p>
          </table:table-cell>
          <table:table-cell office:value-type="float" office:value="0.113" calcext:value-type="float">
            <text:p>0.113</text:p>
          </table:table-cell>
          <table:table-cell office:value-type="float" office:value="1.206" calcext:value-type="float">
            <text:p>1.206</text:p>
          </table:table-cell>
          <table:table-cell office:value-type="float" office:value="12.116" calcext:value-type="float">
            <text:p>12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1.134" calcext:value-type="float">
            <text:p>1.134</text:p>
          </table:table-cell>
          <table:table-cell office:value-type="float" office:value="12.045" calcext:value-type="float">
            <text:p>12.045</text:p>
          </table:table-cell>
          <table:table-cell office:value-type="float" office:value="1.248" calcext:value-type="float">
            <text:p>1.248</text:p>
          </table:table-cell>
          <table:table-cell office:value-type="float" office:value="11.919" calcext:value-type="float">
            <text:p>11.919</text:p>
          </table:table-cell>
        </table:table-row>
        <table:table-row table:style-name="ro1">
          <table:table-cell office:value-type="string" calcext:value-type="string">
            <text:p>Complete requests [#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ailed requests [#]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transferred [bytes]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</table:table-row>
        <table:table-row table:style-name="ro1">
          <table:table-cell office:value-type="string" calcext:value-type="string">
            <text:p>HTML transferred [bytes]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</table:table-row>
        <table:table-row table:style-name="ro1">
          <table:table-cell office:value-type="string" calcext:value-type="string">
            <text:p>Requests per second <text:s/>[#/sec] (mean)</text:p>
          </table:table-cell>
          <table:table-cell office:value-type="float" office:value="238.25" calcext:value-type="float">
            <text:p>238.25</text:p>
          </table:table-cell>
          <table:table-cell office:value-type="float" office:value="291.88" calcext:value-type="float">
            <text:p>291.88</text:p>
          </table:table-cell>
          <table:table-cell office:value-type="float" office:value="318.49" calcext:value-type="float">
            <text:p>318.49</text:p>
          </table:table-cell>
          <table:table-cell office:value-type="float" office:value="888.34" calcext:value-type="float">
            <text:p>888.34</text:p>
          </table:table-cell>
          <table:table-cell office:value-type="float" office:value="828.89" calcext:value-type="float">
            <text:p>828.89</text:p>
          </table:table-cell>
          <table:table-cell office:value-type="float" office:value="825.33" calcext:value-type="float">
            <text:p>825.33</text:p>
          </table:table-cell>
          <table:table-cell office:value-type="float" office:value="894.61" calcext:value-type="float">
            <text:p>894.61</text:p>
          </table:table-cell>
          <table:table-cell office:value-type="float" office:value="881.82" calcext:value-type="float">
            <text:p>881.82</text:p>
          </table:table-cell>
          <table:table-cell office:value-type="float" office:value="830.19" calcext:value-type="float">
            <text:p>830.19</text:p>
          </table:table-cell>
          <table:table-cell office:value-type="float" office:value="801.31" calcext:value-type="float">
            <text:p>801.31</text:p>
          </table:table-cell>
          <table:table-cell office:value-type="float" office:value="839.02" calcext:value-type="float">
            <text:p>839.02</text:p>
          </table:table-cell>
        </table:table-row>
        <table:table-row table:style-name="ro1">
          <table:table-cell office:value-type="string" calcext:value-type="string">
            <text:p>Time per request [ms] (mean)</text:p>
          </table:table-cell>
          <table:table-cell office:value-type="float" office:value="4.197" calcext:value-type="float">
            <text:p>4.197</text:p>
          </table:table-cell>
          <table:table-cell office:value-type="float" office:value="3.426" calcext:value-type="float">
            <text:p>3.426</text:p>
          </table:table-cell>
          <table:table-cell office:value-type="float" office:value="3.14" calcext:value-type="float">
            <text:p>3.14</text:p>
          </table:table-cell>
          <table:table-cell office:value-type="float" office:value="11.257" calcext:value-type="float">
            <text:p>11.257</text:p>
          </table:table-cell>
          <table:table-cell office:value-type="float" office:value="12.064" calcext:value-type="float">
            <text:p>12.064</text:p>
          </table:table-cell>
          <table:table-cell office:value-type="float" office:value="12.116" calcext:value-type="float">
            <text:p>12.116</text:p>
          </table:table-cell>
          <table:table-cell office:value-type="float" office:value="111.781" calcext:value-type="float">
            <text:p>111.781</text:p>
          </table:table-cell>
          <table:table-cell office:value-type="float" office:value="113.401" calcext:value-type="float">
            <text:p>113.401</text:p>
          </table:table-cell>
          <table:table-cell office:value-type="float" office:value="120.455" calcext:value-type="float">
            <text:p>120.455</text:p>
          </table:table-cell>
          <table:table-cell office:value-type="float" office:value="1247.953" calcext:value-type="float">
            <text:p>1247.953</text:p>
          </table:table-cell>
          <table:table-cell office:value-type="float" office:value="1191.864" calcext:value-type="float">
            <text:p>1191.864</text:p>
          </table:table-cell>
        </table:table-row>
        <table:table-row table:style-name="ro1">
          <table:table-cell office:value-type="string" calcext:value-type="string">
            <text:p>Time per request [ms] (mean, across all concurrent requests)</text:p>
          </table:table-cell>
          <table:table-cell office:value-type="float" office:value="4.197" calcext:value-type="float">
            <text:p>4.197</text:p>
          </table:table-cell>
          <table:table-cell office:value-type="float" office:value="3.426" calcext:value-type="float">
            <text:p>3.426</text:p>
          </table:table-cell>
          <table:table-cell office:value-type="float" office:value="3.14" calcext:value-type="float">
            <text:p>3.14</text:p>
          </table:table-cell>
          <table:table-cell office:value-type="float" office:value="1.126" calcext:value-type="float">
            <text:p>1.126</text:p>
          </table:table-cell>
          <table:table-cell office:value-type="float" office:value="1.206" calcext:value-type="float">
            <text:p>1.206</text:p>
          </table:table-cell>
          <table:table-cell office:value-type="float" office:value="1.212" calcext:value-type="float">
            <text:p>1.212</text:p>
          </table:table-cell>
          <table:table-cell office:value-type="float" office:value="1.118" calcext:value-type="float">
            <text:p>1.118</text:p>
          </table:table-cell>
          <table:table-cell office:value-type="float" office:value="1.134" calcext:value-type="float">
            <text:p>1.134</text:p>
          </table:table-cell>
          <table:table-cell office:value-type="float" office:value="1.205" calcext:value-type="float">
            <text:p>1.205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2" calcext:value-type="float">
            <text:p>1.192</text:p>
          </table:table-cell>
        </table:table-row>
        <table:table-row table:style-name="ro1">
          <table:table-cell office:value-type="string" calcext:value-type="string">
            <text:p>Transfer rate [Kbytes/sec] received</text:p>
          </table:table-cell>
          <table:table-cell office:value-type="float" office:value="465.8" calcext:value-type="float">
            <text:p>465.8</text:p>
          </table:table-cell>
          <table:table-cell office:value-type="float" office:value="570.64" calcext:value-type="float">
            <text:p>570.64</text:p>
          </table:table-cell>
          <table:table-cell office:value-type="float" office:value="622.68" calcext:value-type="float">
            <text:p>622.68</text:p>
          </table:table-cell>
          <table:table-cell office:value-type="float" office:value="1736.77" calcext:value-type="float">
            <text:p>1736.77</text:p>
          </table:table-cell>
          <table:table-cell office:value-type="float" office:value="1620.54" calcext:value-type="float">
            <text:p>1620.54</text:p>
          </table:table-cell>
          <table:table-cell office:value-type="float" office:value="1613.59" calcext:value-type="float">
            <text:p>1613.59</text:p>
          </table:table-cell>
          <table:table-cell office:value-type="float" office:value="1749.03" calcext:value-type="float">
            <text:p>1749.03</text:p>
          </table:table-cell>
          <table:table-cell office:value-type="float" office:value="1724.03" calcext:value-type="float">
            <text:p>1724.03</text:p>
          </table:table-cell>
          <table:table-cell office:value-type="float" office:value="1623.08" calcext:value-type="float">
            <text:p>1623.08</text:p>
          </table:table-cell>
          <table:table-cell office:value-type="float" office:value="1566.63" calcext:value-type="float">
            <text:p>1566.63</text:p>
          </table:table-cell>
          <table:table-cell office:value-type="float" office:value="1640.35" calcext:value-type="float">
            <text:p>1640.3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orkers</text:p>
          </table:table-cell>
          <table:table-cell table:number-columns-repeated="1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currency Level [#]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ime taken for tests [sec]</text:p>
          </table:table-cell>
          <table:table-cell office:value-type="float" office:value="0.499" calcext:value-type="float">
            <text:p>0.499</text:p>
          </table:table-cell>
          <table:table-cell office:value-type="float" office:value="3.459" calcext:value-type="float">
            <text:p>3.459</text:p>
          </table:table-cell>
          <table:table-cell office:value-type="float" office:value="33.705" calcext:value-type="float">
            <text:p>33.705</text:p>
          </table:table-cell>
          <table:table-cell office:value-type="float" office:value="0.118" calcext:value-type="float">
            <text:p>0.118</text:p>
          </table:table-cell>
          <table:table-cell office:value-type="float" office:value="1.235" calcext:value-type="float">
            <text:p>1.235</text:p>
          </table:table-cell>
          <table:table-cell office:value-type="float" office:value="12.235" calcext:value-type="float">
            <text:p>12.235</text:p>
          </table:table-cell>
          <table:table-cell office:value-type="float" office:value="0.119" calcext:value-type="float">
            <text:p>0.119</text:p>
          </table:table-cell>
          <table:table-cell office:value-type="float" office:value="1.199" calcext:value-type="float">
            <text:p>1.199</text:p>
          </table:table-cell>
          <table:table-cell office:value-type="float" office:value="11.638" calcext:value-type="float">
            <text:p>11.638</text:p>
          </table:table-cell>
          <table:table-cell office:value-type="float" office:value="1.191" calcext:value-type="float">
            <text:p>1.191</text:p>
          </table:table-cell>
          <table:table-cell office:value-type="float" office:value="11.459" calcext:value-type="float">
            <text:p>11.459</text:p>
          </table:table-cell>
        </table:table-row>
        <table:table-row table:style-name="ro1">
          <table:table-cell office:value-type="string" calcext:value-type="string">
            <text:p>Complete requests [#]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ailed requests [#]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transferred [bytes]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20020000" calcext:value-type="float">
            <text:p>20020000</text:p>
          </table:table-cell>
        </table:table-row>
        <table:table-row table:style-name="ro1">
          <table:table-cell office:value-type="string" calcext:value-type="string">
            <text:p>HTML transferred [bytes]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5820000" calcext:value-type="float">
            <text:p>15820000</text:p>
          </table:table-cell>
        </table:table-row>
        <table:table-row table:style-name="ro1">
          <table:table-cell office:value-type="string" calcext:value-type="string">
            <text:p>Requests per second <text:s/>[#/sec] (mean)</text:p>
          </table:table-cell>
          <table:table-cell office:value-type="float" office:value="200.32" calcext:value-type="float">
            <text:p>200.32</text:p>
          </table:table-cell>
          <table:table-cell office:value-type="float" office:value="289.09" calcext:value-type="float">
            <text:p>289.09</text:p>
          </table:table-cell>
          <table:table-cell office:value-type="float" office:value="296.69" calcext:value-type="float">
            <text:p>296.69</text:p>
          </table:table-cell>
          <table:table-cell office:value-type="float" office:value="849.44" calcext:value-type="float">
            <text:p>849.44</text:p>
          </table:table-cell>
          <table:table-cell office:value-type="float" office:value="809.79" calcext:value-type="float">
            <text:p>809.79</text:p>
          </table:table-cell>
          <table:table-cell office:value-type="float" office:value="817.34" calcext:value-type="float">
            <text:p>817.34</text:p>
          </table:table-cell>
          <table:table-cell office:value-type="float" office:value="838.17" calcext:value-type="float">
            <text:p>838.17</text:p>
          </table:table-cell>
          <table:table-cell office:value-type="float" office:value="833.87" calcext:value-type="float">
            <text:p>833.87</text:p>
          </table:table-cell>
          <table:table-cell office:value-type="float" office:value="859.22" calcext:value-type="float">
            <text:p>859.22</text:p>
          </table:table-cell>
          <table:table-cell office:value-type="float" office:value="839.61" calcext:value-type="float">
            <text:p>839.61</text:p>
          </table:table-cell>
          <table:table-cell office:value-type="float" office:value="872.66" calcext:value-type="float">
            <text:p>872.66</text:p>
          </table:table-cell>
        </table:table-row>
        <table:table-row table:style-name="ro1">
          <table:table-cell office:value-type="string" calcext:value-type="string">
            <text:p>Time per request [ms] (mean)</text:p>
          </table:table-cell>
          <table:table-cell office:value-type="float" office:value="4.992" calcext:value-type="float">
            <text:p>4.992</text:p>
          </table:table-cell>
          <table:table-cell office:value-type="float" office:value="3.459" calcext:value-type="float">
            <text:p>3.459</text:p>
          </table:table-cell>
          <table:table-cell office:value-type="float" office:value="3.37" calcext:value-type="float">
            <text:p>3.37</text:p>
          </table:table-cell>
          <table:table-cell office:value-type="float" office:value="11.772" calcext:value-type="float">
            <text:p>11.772</text:p>
          </table:table-cell>
          <table:table-cell office:value-type="float" office:value="12.349" calcext:value-type="float">
            <text:p>12.349</text:p>
          </table:table-cell>
          <table:table-cell office:value-type="float" office:value="12.235" calcext:value-type="float">
            <text:p>12.235</text:p>
          </table:table-cell>
          <table:table-cell office:value-type="float" office:value="119.308" calcext:value-type="float">
            <text:p>119.308</text:p>
          </table:table-cell>
          <table:table-cell office:value-type="float" office:value="119.923" calcext:value-type="float">
            <text:p>119.923</text:p>
          </table:table-cell>
          <table:table-cell office:value-type="float" office:value="116.384" calcext:value-type="float">
            <text:p>116.384</text:p>
          </table:table-cell>
          <table:table-cell office:value-type="float" office:value="1191.036" calcext:value-type="float">
            <text:p>1191.036</text:p>
          </table:table-cell>
          <table:table-cell office:value-type="float" office:value="1145.92" calcext:value-type="float">
            <text:p>1145.92</text:p>
          </table:table-cell>
        </table:table-row>
        <table:table-row table:style-name="ro1">
          <table:table-cell office:value-type="string" calcext:value-type="string">
            <text:p>Time per request [ms] (mean, across all concurrent requests)</text:p>
          </table:table-cell>
          <table:table-cell office:value-type="float" office:value="4.992" calcext:value-type="float">
            <text:p>4.992</text:p>
          </table:table-cell>
          <table:table-cell office:value-type="float" office:value="3.459" calcext:value-type="float">
            <text:p>3.459</text:p>
          </table:table-cell>
          <table:table-cell office:value-type="float" office:value="3.37" calcext:value-type="float">
            <text:p>3.37</text:p>
          </table:table-cell>
          <table:table-cell office:value-type="float" office:value="1.177" calcext:value-type="float">
            <text:p>1.177</text:p>
          </table:table-cell>
          <table:table-cell office:value-type="float" office:value="1.235" calcext:value-type="float">
            <text:p>1.235</text:p>
          </table:table-cell>
          <table:table-cell office:value-type="float" office:value="1.223" calcext:value-type="float">
            <text:p>1.223</text:p>
          </table:table-cell>
          <table:table-cell office:value-type="float" office:value="1.193" calcext:value-type="float">
            <text:p>1.193</text:p>
          </table:table-cell>
          <table:table-cell office:value-type="float" office:value="1.199" calcext:value-type="float">
            <text:p>1.199</text:p>
          </table:table-cell>
          <table:table-cell office:value-type="float" office:value="1.164" calcext:value-type="float">
            <text:p>1.164</text:p>
          </table:table-cell>
          <table:table-cell office:value-type="float" office:value="1.191" calcext:value-type="float">
            <text:p>1.191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Transfer rate [Kbytes/sec] received</text:p>
          </table:table-cell>
          <table:table-cell office:value-type="float" office:value="391.65" calcext:value-type="float">
            <text:p>391.65</text:p>
          </table:table-cell>
          <table:table-cell office:value-type="float" office:value="565.2" calcext:value-type="float">
            <text:p>565.2</text:p>
          </table:table-cell>
          <table:table-cell office:value-type="float" office:value="580.06" calcext:value-type="float">
            <text:p>580.06</text:p>
          </table:table-cell>
          <table:table-cell office:value-type="float" office:value="1660.73" calcext:value-type="float">
            <text:p>1660.73</text:p>
          </table:table-cell>
          <table:table-cell office:value-type="float" office:value="1583.21" calcext:value-type="float">
            <text:p>1583.21</text:p>
          </table:table-cell>
          <table:table-cell office:value-type="float" office:value="1597.96" calcext:value-type="float">
            <text:p>1597.96</text:p>
          </table:table-cell>
          <table:table-cell office:value-type="float" office:value="1638.68" calcext:value-type="float">
            <text:p>1638.68</text:p>
          </table:table-cell>
          <table:table-cell office:value-type="float" office:value="1630.28" calcext:value-type="float">
            <text:p>1630.28</text:p>
          </table:table-cell>
          <table:table-cell office:value-type="float" office:value="1679.85" calcext:value-type="float">
            <text:p>1679.85</text:p>
          </table:table-cell>
          <table:table-cell office:value-type="float" office:value="1641.49" calcext:value-type="float">
            <text:p>1641.49</text:p>
          </table:table-cell>
          <table:table-cell office:value-type="float" office:value="1706.12" calcext:value-type="float">
            <text:p>1706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1:14:45.745491052</meta:creation-date>
    <dc:date>2021-07-01T12:13:38.461240419</dc:date>
    <meta:editing-duration>PT16M20S</meta:editing-duration>
    <meta:editing-cycles>2</meta:editing-cycles>
    <meta:generator>LibreOffice/6.4.7.2$Linux_X86_64 LibreOffice_project/40$Build-2</meta:generator>
    <meta:document-statistic meta:table-count="1" meta:cell-count="527" meta:object-count="0"/>
  </office:meta>
</office:document-meta>
</file>